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896cm" fo:min-width="2.7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0.646cm" fo:min-width="2.25cm" style:writing-mode="lr-tb"/>
      <style:paragraph-properties style:writing-mode="lr-tb"/>
    </style:style>
    <style:style style:name="gr3" style:family="graphic" style:parent-style-name="Green_5f_line">
      <style:graphic-properties draw:textarea-vertical-align="middle" fo:min-height="1.347cm" fo:min-width="2.082cm" style:writing-mode="lr-tb"/>
      <style:paragraph-properties style:writing-mode="lr-tb"/>
    </style:style>
    <style:style style:name="gr4" style:family="graphic" style:parent-style-name="Green_5f_line">
      <style:graphic-properties draw:textarea-vertical-align="middle" fo:min-height="0.933cm" fo:min-width="2.108cm" style:writing-mode="lr-tb"/>
      <style:paragraph-properties style:writing-mode="lr-tb"/>
    </style:style>
    <style:style style:name="gr5" style:family="graphic" style:parent-style-name="Green_5f_line">
      <style:graphic-properties draw:stroke="none"/>
      <style:paragraph-properties style:writing-mode="lr-tb"/>
    </style:style>
    <style:style style:name="gr6" style:family="graphic" style:parent-style-name="objectwithoutfill">
      <style:graphic-properties svg:stroke-color="#158466" draw:fill="none" draw:textarea-vertical-align="middle"/>
    </style:style>
    <style:style style:name="gr7" style:family="graphic" style:parent-style-name="Green_5f_line">
      <style:graphic-properties draw:textarea-vertical-align="middle" fo:min-height="3.244cm" fo:min-width="4.523cm" style:writing-mode="lr-tb"/>
      <style:paragraph-properties style:writing-mode="lr-tb"/>
    </style:style>
    <style:style style:name="gr8" style:family="graphic" style:parent-style-name="Green_5f_line">
      <style:graphic-properties draw:textarea-vertical-align="middle" fo:min-height="0.461cm" fo:min-width="6.802cm"/>
      <style:paragraph-properties style:writing-mode="lr-tb"/>
    </style:style>
    <style:style style:name="gr9" style:family="graphic" style:parent-style-name="Green_5f_line">
      <style:graphic-properties draw:textarea-vertical-align="middle" fo:min-height="0.683cm" fo:min-width="1.608cm" style:writing-mode="lr-tb"/>
      <style:paragraph-properties style:writing-mode="lr-tb"/>
    </style:style>
    <style:style style:name="gr10" style:family="graphic" style:parent-style-name="objectwithoutfill">
      <style:graphic-properties svg:stroke-color="#158466" draw:marker-end="Arrowheads_20_23" draw:marker-end-width="0.3cm" draw:fill="none" draw:textarea-vertical-align="middle"/>
    </style:style>
    <style:style style:name="gr11" style:family="graphic" style:parent-style-name="objectwithoutfill">
      <style:graphic-properties svg:stroke-color="#158466" draw:marker-end="Arrowheads_20_24" draw:marker-end-width="0.3cm" draw:fill="none" draw:textarea-vertical-align="middle"/>
    </style:style>
    <style:style style:name="gr12" style:family="graphic" style:parent-style-name="objectwithoutfill">
      <style:graphic-properties svg:stroke-color="#158466" draw:marker-end="Arrowheads_20_25" draw:marker-end-width="0.3cm" draw:fill="none" draw:textarea-vertical-align="middle"/>
    </style:style>
    <style:style style:name="gr13" style:family="graphic" style:parent-style-name="standard">
      <style:graphic-properties svg:stroke-color="#158466" draw:marker-end="Arrowheads_20_26" draw:marker-end-width="0.305cm" draw:textarea-vertical-align="middle"/>
    </style:style>
    <style:style style:name="gr14" style:family="graphic" style:parent-style-name="objectwithoutfill">
      <style:graphic-properties svg:stroke-color="#158466" draw:marker-end="Arrowheads_20_27" draw:marker-end-width="0.3cm"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048cm" svg:height="1.27cm" svg:x="9.402cm" svg:y="2.27cm">
          <text:p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8" draw:id="id8" draw:layer="layout" svg:width="3.048cm" svg:height="1.27cm" svg:x="4.238cm" svg:y="22.272cm">
          <text:p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2" draw:id="id2" draw:layer="layout" svg:width="3.422cm" svg:height="1.346cm" svg:x="9.215cm" svg:y="4.175cm">
          <text:p>Ввод [args]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3" draw:id="id3" draw:layer="layout" svg:width="4.216cm" svg:height="1.865cm" svg:x="8.818cm" svg:y="6.163cm">
          <text:p>[%1]==[]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" draw:layer="layout" svg:width="1.27cm" svg:height="0.317cm" svg:x="13.065cm" svg:y="6.398cm">
          <draw:text-box>
            <text:p>нет</text:p>
          </draw:text-box>
        </draw:frame>
        <draw:frame draw:style-name="gr5" draw:layer="layout" svg:width="0.953cm" svg:height="0.317cm" svg:x="7.985cm" svg:y="6.398cm">
          <draw:text-box>
            <text:p>да</text:p>
          </draw:text-box>
        </draw:frame>
        <draw:connector draw:style-name="gr6" draw:text-style-name="P2" draw:layer="layout" draw:type="line" svg:x1="10.926cm" svg:y1="3.54cm" svg:x2="10.926cm" svg:y2="4.175cm" draw:start-shape="id1" draw:start-glue-point="6" draw:end-shape="id2" draw:end-glue-point="5" svg:d="M10926 3540v635" svg:viewBox="0 0 1 636">
          <text:p/>
        </draw:connector>
        <draw:connector draw:style-name="gr6" draw:text-style-name="P2" draw:layer="layout" draw:type="line" svg:x1="10.926cm" svg:y1="5.521cm" svg:x2="10.926cm" svg:y2="6.163cm" draw:start-shape="id2" draw:start-glue-point="8" draw:end-shape="id3" draw:end-glue-point="4" svg:d="M10926 5521v642" svg:viewBox="0 0 1 643">
          <text:p/>
        </draw:connector>
        <draw:custom-shape draw:style-name="gr7" draw:text-style-name="P1" xml:id="id4" draw:id="id4" draw:layer="layout" svg:width="8.255cm" svg:height="3.493cm" svg:x="1.635cm" svg:y="8.62cm">
          <text:p>Вывод:</text:p>
          <text:p/>
          <text:p text:style-name="P3">echo %PROCESSOR_ARCHITECTURE%</text:p>
          <text:p text:style-name="P3">echo %PROCESSOR_LEVEL%</text:p>
          <text:p text:style-name="P3">ver</text:p>
          <text:p text:style-name="P3">echo %COMPUTERNAME%</text:p>
          <text:p text:style-name="P3">echo %USERNAME%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xml:id="id6" draw:id="id6" draw:layer="layout" svg:width="7.302cm" svg:height="0.711cm" svg:x="12.43cm" svg:y="11.401cm">
          <text:p>del %1</text:p>
          <draw:enhanced-geometry svg:viewBox="0 0 21600 21600" draw:type="rectangle" draw:enhanced-path="M 0 0 L 21600 0 21600 21600 0 21600 0 0 Z N"/>
        </draw:custom-shape>
        <draw:custom-shape draw:style-name="gr8" xml:id="id9" draw:id="id9" draw:layer="layout" svg:width="7.302cm" svg:height="0.711cm" svg:x="12.43cm" svg:y="14.576cm">
          <text:p>echo %PROCESSOR_LEVEL% &gt;&gt; %1</text:p>
          <draw:enhanced-geometry svg:viewBox="0 0 21600 21600" draw:type="rectangle" draw:enhanced-path="M 0 0 L 21600 0 21600 21600 0 21600 0 0 Z N"/>
        </draw:custom-shape>
        <draw:custom-shape draw:style-name="gr8" xml:id="id10" draw:id="id10" draw:layer="layout" svg:width="7.302cm" svg:height="0.711cm" svg:x="12.43cm" svg:y="16.164cm">
          <text:p>ver &gt;&gt; %1</text:p>
          <draw:enhanced-geometry svg:viewBox="0 0 21600 21600" draw:type="rectangle" draw:enhanced-path="M 0 0 L 21600 0 21600 21600 0 21600 0 0 Z N"/>
        </draw:custom-shape>
        <draw:custom-shape draw:style-name="gr8" xml:id="id11" draw:id="id11" draw:layer="layout" svg:width="7.302cm" svg:height="0.711cm" svg:x="12.43cm" svg:y="17.751cm">
          <text:p>echo %COMPUTERNAME% &gt;&gt; %1 </text:p>
          <draw:enhanced-geometry svg:viewBox="0 0 21600 21600" draw:type="rectangle" draw:enhanced-path="M 0 0 L 21600 0 21600 21600 0 21600 0 0 Z N"/>
        </draw:custom-shape>
        <draw:custom-shape draw:style-name="gr8" xml:id="id12" draw:id="id12" draw:layer="layout" svg:width="7.302cm" svg:height="0.711cm" svg:x="12.43cm" svg:y="19.339cm">
          <text:p>echo %USERNAME%&gt;&gt; %1</text:p>
          <draw:enhanced-geometry svg:viewBox="0 0 21600 21600" draw:type="rectangle" draw:enhanced-path="M 0 0 L 21600 0 21600 21600 0 21600 0 0 Z N"/>
        </draw:custom-shape>
        <draw:custom-shape draw:style-name="gr9" draw:text-style-name="P1" xml:id="id5" draw:id="id5" draw:layer="layout" svg:width="4.216cm" svg:height="1.865cm" svg:x="13.973cm" svg:y="8.62cm">
          <text:p>exist %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xml:id="id7" draw:id="id7" draw:layer="layout" svg:width="7.302cm" svg:height="0.711cm" svg:x="12.43cm" svg:y="13.065cm">
          <text:p>echo %PROCESSOR_ARCHITECTURE% &gt;&gt; %1</text:p>
          <draw:enhanced-geometry svg:viewBox="0 0 21600 21600" draw:type="rectangle" draw:enhanced-path="M 0 0 L 21600 0 21600 21600 0 21600 0 0 Z N"/>
        </draw:custom-shape>
        <draw:frame draw:style-name="gr5" draw:layer="layout" svg:width="0.953cm" svg:height="0.317cm" svg:x="16.239cm" svg:y="10.525cm">
          <draw:text-box>
            <text:p>да</text:p>
          </draw:text-box>
        </draw:frame>
        <draw:frame draw:style-name="gr5" draw:layer="layout" svg:width="1.27cm" svg:height="0.317cm" svg:x="12.747cm" svg:y="8.937cm">
          <draw:text-box>
            <text:p>нет</text:p>
          </draw:text-box>
        </draw:frame>
        <draw:connector draw:style-name="gr10" draw:text-style-name="P2" draw:layer="layout" svg:x1="8.818cm" svg:y1="7.096cm" svg:x2="5.763cm" svg:y2="8.62cm" draw:start-shape="id3" draw:start-glue-point="5" draw:end-shape="id4" draw:end-glue-point="5" svg:d="M8818 7096h-3055v1524" svg:viewBox="0 0 3056 1525">
          <text:p/>
        </draw:connector>
        <draw:connector draw:style-name="gr11" draw:text-style-name="P2" draw:layer="layout" svg:x1="13.034cm" svg:y1="7.096cm" svg:x2="16.081cm" svg:y2="8.62cm" draw:start-shape="id3" draw:start-glue-point="7" draw:end-shape="id5" draw:end-glue-point="4" svg:d="M13034 7096h3047v1524" svg:viewBox="0 0 3048 1525">
          <text:p/>
        </draw:connector>
        <draw:connector draw:style-name="gr12" draw:text-style-name="P2" draw:layer="layout" draw:type="line" svg:x1="16.081cm" svg:y1="10.485cm" svg:x2="16.081cm" svg:y2="11.401cm" draw:start-shape="id5" draw:start-glue-point="6" draw:end-shape="id6" draw:end-glue-point="0" svg:d="M16081 10485v916" svg:viewBox="0 0 1 917">
          <text:p/>
        </draw:connector>
        <draw:connector draw:style-name="gr13" draw:text-style-name="P4" draw:layer="layout" draw:line-skew="-0.452cm" svg:x1="13.973cm" svg:y1="9.553cm" svg:x2="12.43cm" svg:y2="13.42cm" draw:start-shape="id5" draw:start-glue-point="5" draw:end-shape="id7" draw:end-glue-point="3" svg:d="M13973 9553h-2496v3867h953" svg:viewBox="0 0 2497 3868">
          <text:p/>
        </draw:connector>
        <draw:connector draw:style-name="gr6" draw:text-style-name="P2" draw:layer="layout" draw:type="line" svg:x1="5.763cm" svg:y1="12.113cm" svg:x2="5.762cm" svg:y2="22.272cm" draw:start-shape="id4" draw:start-glue-point="8" draw:end-shape="id8" draw:end-glue-point="4" svg:d="M5763 12113l-1 10159" svg:viewBox="0 0 2 10160">
          <text:p/>
        </draw:connector>
        <draw:connector draw:style-name="gr6" draw:text-style-name="P2" draw:layer="layout" draw:type="line" svg:x1="16.081cm" svg:y1="13.776cm" svg:x2="16.081cm" svg:y2="14.576cm" draw:start-shape="id7" draw:start-glue-point="2" draw:end-shape="id9" draw:end-glue-point="0" svg:d="M16081 13776v800" svg:viewBox="0 0 1 801">
          <text:p/>
        </draw:connector>
        <draw:connector draw:style-name="gr6" draw:text-style-name="P2" draw:layer="layout" draw:type="line" svg:x1="16.081cm" svg:y1="15.287cm" svg:x2="16.081cm" svg:y2="16.164cm" draw:start-shape="id9" draw:start-glue-point="2" draw:end-shape="id10" draw:end-glue-point="0" svg:d="M16081 15287v877" svg:viewBox="0 0 1 878">
          <text:p/>
        </draw:connector>
        <draw:connector draw:style-name="gr6" draw:text-style-name="P2" draw:layer="layout" draw:type="line" svg:x1="16.081cm" svg:y1="16.875cm" svg:x2="16.081cm" svg:y2="17.751cm" draw:start-shape="id10" draw:start-glue-point="2" draw:end-shape="id11" draw:end-glue-point="0" svg:d="M16081 16875v876" svg:viewBox="0 0 1 877">
          <text:p/>
        </draw:connector>
        <draw:connector draw:style-name="gr6" draw:text-style-name="P2" draw:layer="layout" draw:type="line" svg:x1="16.081cm" svg:y1="18.462cm" svg:x2="16.081cm" svg:y2="19.339cm" draw:start-shape="id11" draw:start-glue-point="2" draw:end-shape="id12" draw:end-glue-point="0" svg:d="M16081 18462v877" svg:viewBox="0 0 1 878">
          <text:p/>
        </draw:connector>
        <draw:connector draw:style-name="gr6" draw:text-style-name="P2" xml:id="id13" draw:id="id13" draw:layer="layout" draw:type="line" svg:x1="16.081cm" svg:y1="20.05cm" svg:x2="16.093cm" svg:y2="21.309cm" draw:start-shape="id12" draw:start-glue-point="2" svg:d="M16081 20050l12 1259" svg:viewBox="0 0 13 1260">
          <text:p/>
        </draw:connector>
        <draw:connector draw:style-name="gr14" draw:text-style-name="P2" draw:layer="layout" draw:type="line" svg:x1="16.093cm" svg:y1="21.309cm" svg:x2="5.773cm" svg:y2="21.311cm" draw:start-shape="id13" draw:start-glue-point="3" svg:d="M16093 21309l-10320 2" svg:viewBox="0 0 10321 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3-12-19T19:42:28.274000000</dc:date>
    <meta:editing-duration>PT8H25M57S</meta:editing-duration>
    <meta:editing-cycles>52</meta:editing-cycles>
    <meta:document-statistic meta:object-count="29"/>
  </office:meta>
</office:document-meta>
</file>